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Heading_20_1">
      <style:paragraph-properties fo:text-align="center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ontrol de cambios</text:h>
      <text:p text:style-name="P1"/>
      <text:h text:style-name="P5" text:outline-level="2">Revisión No. 157</text:h>
      <text:p text:style-name="P1"/>
      <text:p text:style-name="P1"><text:span text:style-name="T1">Cambios hechos por</text:span>: <text:s/>Carlos Solórzano</text:p>
      <text:p text:style-name="P1"/>
      <text:p text:style-name="P1"/>
      <text:h text:style-name="P6" text:outline-level="3">Cambios en la tabla horario y desasignacion</text:h>
      <text:p text:style-name="P2"/>
      <text:list xml:id="list31708203" text:style-name="L1">
        <text:list-item>
          <text:p text:style-name="P4"><text:span text:style-name="T3">Se agregó el campo </text:span><text:span text:style-name="T4">“tipo” </text:span><text:span text:style-name="T3">de la tabla </text:span><text:span text:style-name="T4">“horario“ </text:span><text:span text:style-name="T3">para poder manejar horarios de tipo Semestre, Vacaciones y Retrasadas, se acordó mantener este tipo en una clase tipo enum.</text:span></text:p>
        </text:list-item>
        <text:list-item>
          <text:p text:style-name="P4"><text:span text:style-name="T3">Se eliminaron las relaciones estudiante y curso a la tabla </text:span><text:span text:style-name="T4">“desasignacion”</text:span><text:span text:style-name="T3"> y se relacionó con la tabla </text:span><text:span text:style-name="T4">“detalle_asignacion”</text:span><text:span text:style-name="T3"> por tener más sentido esta relación que las anteriores.</text:span></text:p>
        </text:list-item>
        <text:list-item>
          <text:p text:style-name="P4"><text:span text:style-name="T3">Se actualizan las especificaciones de casos de uso del Sprint 10.</text:span></text:p>
        </text:list-item>
        <text:list-item>
          <text:p text:style-name="P4"><text:span text:style-name="T3">Se agregan los diagramas de secuencia del Sprint 10.</text:span></text:p>
          <text:p text:style-name="P4"><text:span text:style-name="T3"/></text:p>
          <text:p text:style-name="P4"><text:span text:style-name="T3"/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 Batres</meta:initial-creator>
    <meta:creation-date>2011-02-16T01:03:46</meta:creation-date>
    <dc:date>2011-03-02T12:01:40.23</dc:date>
    <dc:creator>Carlos Alejandro Solórzano Roldán</dc:creator>
    <meta:editing-duration>PT51M40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1" meta:paragraph-count="9" meta:word-count="102" meta:character-count="586"/>
  </office:meta>
</office:document-meta>
</file>